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529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723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15.199cm" fo:margin-left="-0.109cm" table:align="left"/>
    </style:style>
    <style:style style:name="Table1.A" style:family="table-column">
      <style:table-column-properties style:column-width="0.594cm"/>
    </style:style>
    <style:style style:name="Table1.B" style:family="table-column">
      <style:table-column-properties style:column-width="0.593cm"/>
    </style:style>
    <style:style style:name="Table1.C" style:family="table-column">
      <style:table-column-properties style:column-width="0.586cm"/>
    </style:style>
    <style:style style:name="Table1.D" style:family="table-column">
      <style:table-column-properties style:column-width="0.603cm"/>
    </style:style>
    <style:style style:name="Table1.E" style:family="table-column">
      <style:table-column-properties style:column-width="0.64cm"/>
    </style:style>
    <style:style style:name="Table1.F" style:family="table-column">
      <style:table-column-properties style:column-width="0.758cm"/>
    </style:style>
    <style:style style:name="Table1.J" style:family="table-column">
      <style:table-column-properties style:column-width="0.61cm"/>
    </style:style>
    <style:style style:name="Table1.K" style:family="table-column">
      <style:table-column-properties style:column-width="0.596cm"/>
    </style:style>
    <style:style style:name="Table1.L" style:family="table-column">
      <style:table-column-properties style:column-width="0.572cm"/>
    </style:style>
    <style:style style:name="Table1.M" style:family="table-column">
      <style:table-column-properties style:column-width="0.63cm"/>
    </style:style>
    <style:style style:name="Table1.N" style:family="table-column">
      <style:table-column-properties style:column-width="0.605cm"/>
    </style:style>
    <style:style style:name="Table1.P" style:family="table-column">
      <style:table-column-properties style:column-width="0.584cm"/>
    </style:style>
    <style:style style:name="Table1.R" style:family="table-column">
      <style:table-column-properties style:column-width="0.587cm"/>
    </style:style>
    <style:style style:name="Table1.S" style:family="table-column">
      <style:table-column-properties style:column-width="0.6cm"/>
    </style:style>
    <style:style style:name="Table1.Y" style:family="table-column">
      <style:table-column-properties style:column-width="0.598cm"/>
    </style:style>
    <style:style style:name="Table1.A1" style:family="table-cell">
      <style:table-cell-properties fo:padding-left="0.109cm" fo:padding-right="0.101cm" fo:padding-top="0cm" fo:padding-bottom="0cm" fo:border="none" style:writing-mode="lr-tb"/>
    </style:style>
    <style:style style:name="Table2" style:family="table">
      <style:table-properties style:width="15.169cm" fo:margin-left="-0.109cm" table:align="left"/>
    </style:style>
    <style:style style:name="Table2.A" style:family="table-column">
      <style:table-column-properties style:column-width="0.609cm"/>
    </style:style>
    <style:style style:name="Table2.C" style:family="table-column">
      <style:table-column-properties style:column-width="0.607cm"/>
    </style:style>
    <style:style style:name="Table2.Y" style:family="table-column">
      <style:table-column-properties style:column-width="0.603cm"/>
    </style:style>
    <style:style style:name="Table2.A1" style:family="table-cell">
      <style:table-cell-properties fo:padding-left="0.109cm" fo:padding-right="0.101cm" fo:padding-top="0cm" fo:padding-bottom="0cm" fo:border="none" style:writing-mode="lr-tb"/>
    </style:style>
    <style:style style:name="Table3" style:family="table">
      <style:table-properties style:width="15.169cm" fo:margin-left="-0.109cm" table:align="left"/>
    </style:style>
    <style:style style:name="Table3.A" style:family="table-column">
      <style:table-column-properties style:column-width="0.609cm"/>
    </style:style>
    <style:style style:name="Table3.C" style:family="table-column">
      <style:table-column-properties style:column-width="0.607cm"/>
    </style:style>
    <style:style style:name="Table3.Y" style:family="table-column">
      <style:table-column-properties style:column-width="0.603cm"/>
    </style:style>
    <style:style style:name="Table3.A1" style:family="table-cell">
      <style:table-cell-properties fo:padding-left="0.109cm" fo:padding-right="0.101cm" fo:padding-top="0cm" fo:padding-bottom="0cm" fo:border="none" style:writing-mode="lr-tb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P2" style:family="paragraph" style:parent-style-name="Standard">
      <style:text-properties fo:language="en" fo:country="US" officeooo:paragraph-rsid="002e1fcc"/>
    </style:style>
    <style:style style:name="P3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en" fo:country="US" officeooo:paragraph-rsid="002c3669"/>
    </style:style>
    <style:style style:name="P5" style:family="paragraph" style:parent-style-name="Standard">
      <style:text-properties fo:language="en" fo:country="US" officeooo:paragraph-rsid="002c3669"/>
    </style:style>
    <style:style style:name="P6" style:family="paragraph" style:parent-style-name="Standard">
      <style:text-properties style:font-name="Calibri1" fo:language="ca" fo:country="ES" officeooo:paragraph-rsid="0060b1cb"/>
    </style:style>
    <style:style style:name="P7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P8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P9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P10" style:family="paragraph" style:parent-style-name="Text_20_body">
      <style:paragraph-properties fo:text-align="justify" style:justify-single-word="false"/>
      <style:text-properties style:font-name="Arial1" fo:font-size="14pt" fo:language="en" fo:country="US" style:text-underline-style="none" fo:font-weight="bold" officeooo:rsid="005911dc" officeooo:paragraph-rsid="005144d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alibri1" fo:language="ca" fo:country="ES" officeooo:paragraph-rsid="0060b1cb"/>
    </style:style>
    <style:style style:name="P1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3465a4" style:font-name="Calibri1" fo:language="ca" fo:country="ES" officeooo:rsid="0065e1f5" officeooo:paragraph-rsid="0065e1f5"/>
    </style:style>
    <style:style style:name="P1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3465a4" style:font-name="Calibri1" fo:language="ca" fo:country="ES" officeooo:rsid="00677706" officeooo:paragraph-rsid="00677706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60b1cb"/>
    </style:style>
    <style:style style:name="P15" style:family="paragraph" style:parent-style-name="List_20_Paragraph" style:list-style-name="WWNum1">
      <style:paragraph-properties fo:margin-top="0.101cm" fo:margin-bottom="0.349cm" loext:contextual-spacing="false"/>
      <style:text-properties style:font-name="Calibri" fo:language="ca" fo:country="ES" officeooo:paragraph-rsid="0060b1cb"/>
    </style:style>
    <style:style style:name="P16" style:family="paragraph" style:parent-style-name="List_20_Paragraph" style:list-style-name="WWNum1">
      <style:paragraph-properties fo:margin-top="0.101cm" fo:margin-bottom="0.349cm" loext:contextual-spacing="false"/>
      <style:text-properties style:font-name="Calibri" fo:language="ca" fo:country="ES" officeooo:paragraph-rsid="0060fa4f"/>
    </style:style>
    <style:style style:name="P17" style:family="paragraph" style:parent-style-name="List_20_Paragraph" style:list-style-name="WWNum1">
      <style:paragraph-properties fo:margin-top="0.101cm" fo:margin-bottom="0.349cm" loext:contextual-spacing="false"/>
      <style:text-properties style:font-name="Calibri" fo:language="ca" fo:country="ES" officeooo:rsid="000e0b1d" officeooo:paragraph-rsid="0060b1cb"/>
    </style:style>
    <style:style style:name="P18" style:family="paragraph" style:parent-style-name="List_20_Paragraph">
      <style:paragraph-properties fo:margin-top="0.101cm" fo:margin-bottom="0.349cm" loext:contextual-spacing="false"/>
      <style:text-properties style:font-name="Calibri" fo:language="ca" fo:country="ES" officeooo:paragraph-rsid="006b4322"/>
    </style:style>
    <style:style style:name="P19" style:family="paragraph" style:parent-style-name="List_20_Paragraph" style:list-style-name="WWNum1">
      <style:paragraph-properties fo:margin-top="0.101cm" fo:margin-bottom="0.349cm" loext:contextual-spacing="false"/>
      <style:text-properties fo:language="ca" fo:country="ES" officeooo:paragraph-rsid="0060b1cb"/>
    </style:style>
    <style:style style:name="P20" style:family="paragraph" style:parent-style-name="List_20_Paragraph">
      <style:paragraph-properties fo:margin-top="0.101cm" fo:margin-bottom="0.349cm" loext:contextual-spacing="false"/>
      <style:text-properties fo:color="#3465a4" style:font-name="Calibri" fo:language="es" fo:country="ES" fo:font-weight="normal" officeooo:paragraph-rsid="0060b1cb" style:font-weight-asian="normal" style:font-weight-complex="normal"/>
    </style:style>
    <style:style style:name="P21" style:family="paragraph" style:parent-style-name="List_20_Paragraph">
      <style:paragraph-properties fo:margin-top="0.101cm" fo:margin-bottom="0.349cm" loext:contextual-spacing="false"/>
      <style:text-properties fo:color="#3465a4" style:font-name="Calibri" fo:language="ca" fo:country="ES" officeooo:rsid="006a25ce" officeooo:paragraph-rsid="006a25ce"/>
    </style:style>
    <style:style style:name="P22" style:family="paragraph" style:parent-style-name="List_20_Paragraph">
      <style:paragraph-properties fo:margin-top="0.101cm" fo:margin-bottom="0.349cm" loext:contextual-spacing="false"/>
      <style:text-properties fo:color="#3465a4" style:font-name="Calibri" fo:language="ca" fo:country="ES" officeooo:rsid="006b4322" officeooo:paragraph-rsid="006b4322"/>
    </style:style>
    <style:style style:name="P23" style:family="paragraph" style:parent-style-name="List_20_Paragraph">
      <style:paragraph-properties fo:margin-top="0.101cm" fo:margin-bottom="0.349cm" loext:contextual-spacing="false"/>
      <style:text-properties fo:color="#3465a4" style:font-name="Calibri" fo:language="ca" fo:country="ES" officeooo:paragraph-rsid="0060b1cb"/>
    </style:style>
    <style:style style:name="P24" style:family="paragraph" style:parent-style-name="List_20_Paragraph">
      <style:paragraph-properties fo:margin-top="0.101cm" fo:margin-bottom="0.349cm" loext:contextual-spacing="false"/>
      <style:text-properties fo:color="#3465a4" style:font-name="Calibri" fo:language="ca" fo:country="ES" officeooo:rsid="006cfeee" officeooo:paragraph-rsid="006cfeee"/>
    </style:style>
    <style:style style:name="P25" style:family="paragraph" style:parent-style-name="List_20_Paragraph">
      <style:paragraph-properties fo:margin-top="0.101cm" fo:margin-bottom="0.349cm" loext:contextual-spacing="false"/>
      <style:text-properties fo:color="#3465a4" style:font-name="Calibri" fo:language="ca" fo:country="ES" officeooo:rsid="006ea1e0" officeooo:paragraph-rsid="006ea1e0"/>
    </style:style>
    <style:style style:name="P26" style:family="paragraph" style:parent-style-name="Párrafo_20_de_20_lista" style:list-style-name="WWNum1">
      <style:text-properties style:font-name="Calibri1" fo:language="ca" fo:country="ES" officeooo:paragraph-rsid="0060b1cb"/>
    </style:style>
    <style:style style:name="P27" style:family="paragraph" style:parent-style-name="Párrafo_20_de_20_lista" style:list-style-name="WWNum1">
      <style:paragraph-properties fo:margin-top="0.101cm" fo:margin-bottom="0.349cm" loext:contextual-spacing="false"/>
      <style:text-properties style:font-name="Calibri1" fo:language="ca" fo:country="ES" officeooo:paragraph-rsid="0060b1cb"/>
    </style:style>
    <style:style style:name="P28" style:family="paragraph" style:parent-style-name="Párrafo_20_de_20_lista">
      <style:paragraph-properties fo:margin-top="0.101cm" fo:margin-bottom="0.349cm" loext:contextual-spacing="false"/>
      <style:text-properties fo:color="#3465a4" style:font-name="Calibri1" fo:language="ca" fo:country="ES" officeooo:rsid="006b4322" officeooo:paragraph-rsid="006b4322"/>
    </style:style>
    <style:style style:name="P29" style:family="paragraph" style:parent-style-name="Párrafo_20_de_20_lista" style:list-style-name="WWNum1">
      <style:paragraph-properties fo:margin-left="0cm" fo:margin-right="0cm" fo:margin-top="0.101cm" fo:margin-bottom="0.349cm" loext:contextual-spacing="false" fo:text-indent="0cm" style:auto-text-indent="false"/>
      <style:text-properties style:font-name="Calibri" fo:font-size="12pt" fo:language="ca" fo:country="ES" style:text-underline-style="none" fo:font-weight="normal" officeooo:rsid="005911dc" officeooo:paragraph-rsid="0060b1cb" style:font-size-asian="10.5pt" style:font-weight-asian="normal" style:font-size-complex="12pt" style:font-weight-complex="normal"/>
    </style:style>
    <style:style style:name="P30" style:family="paragraph" style:parent-style-name="Standard" style:list-style-name="WWNum1">
      <style:text-properties style:font-name="Calibri1" fo:language="ca" fo:country="ES" officeooo:paragraph-rsid="0060b1c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officeooo:rsid="001729ec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fo:color="#000000" style:font-name="Arial1" fo:font-size="10pt" style:text-underline-style="none" fo:font-weight="bold" officeooo:rsid="003dd9ef" style:font-size-asian="10pt" style:font-weight-asian="bold" style:font-name-complex="Arial1" style:font-size-complex="10pt" style:font-weight-complex="bold"/>
    </style:style>
    <style:style style:name="T7" style:family="text">
      <style:text-properties fo:color="#000000" style:font-name="Arial1" fo:font-size="10pt" style:text-underline-style="none" fo:font-weight="bold" officeooo:rsid="005144d7" style:font-size-asian="10pt" style:font-weight-asian="bold" style:font-name-complex="Arial1" style:font-size-complex="10pt" style:font-weight-complex="bold"/>
    </style:style>
    <style:style style:name="T8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9" style:family="text">
      <style:text-properties officeooo:rsid="005b9048"/>
    </style:style>
    <style:style style:name="T10" style:family="text">
      <style:text-properties officeooo:rsid="005fc650"/>
    </style:style>
    <style:style style:name="T11" style:family="text">
      <style:text-properties officeooo:rsid="0060b1cb"/>
    </style:style>
    <style:style style:name="T12" style:family="text">
      <style:text-properties officeooo:rsid="0013e35d"/>
    </style:style>
    <style:style style:name="T13" style:family="text">
      <style:text-properties officeooo:rsid="000e0b1d"/>
    </style:style>
    <style:style style:name="T14" style:family="text">
      <style:text-properties officeooo:rsid="0012d2af"/>
    </style:style>
    <style:style style:name="T15" style:family="text">
      <style:text-properties style:font-name="Calibri" officeooo:rsid="000e0b1d"/>
    </style:style>
    <style:style style:name="T16" style:family="text">
      <style:text-properties style:font-name="Calibri" fo:font-size="11pt" officeooo:rsid="000e0b1d" style:font-size-asian="11pt"/>
    </style:style>
    <style:style style:name="T17" style:family="text">
      <style:text-properties style:font-name="Calibri" officeooo:rsid="00151e26"/>
    </style:style>
    <style:style style:name="T18" style:family="text">
      <style:text-properties officeooo:rsid="00151e26"/>
    </style:style>
    <style:style style:name="T19" style:family="text">
      <style:text-properties style:font-name="Calibri1" fo:font-size="10pt" fo:language="ca" fo:country="ES" style:font-size-asian="10pt"/>
    </style:style>
    <style:style style:name="T20" style:family="text">
      <style:text-properties officeooo:rsid="0060fa4f"/>
    </style:style>
    <style:style style:name="T21" style:family="text">
      <style:text-properties officeooo:rsid="0062c64d"/>
    </style:style>
    <style:style style:name="T22" style:family="text">
      <style:text-properties officeooo:rsid="00641148"/>
    </style:style>
    <style:style style:name="T23" style:family="text">
      <style:text-properties officeooo:rsid="0069bfcf"/>
    </style:style>
    <style:style style:name="T24" style:family="text">
      <style:text-properties fo:color="#3465a4" officeooo:rsid="006b4322"/>
    </style:style>
    <style:style style:name="T25" style:family="text">
      <style:text-properties officeooo:rsid="006cfeee"/>
    </style:style>
    <style:style style:name="T26" style:family="text">
      <style:text-properties officeooo:rsid="006ee903"/>
    </style:style>
    <style:style style:name="T27" style:family="text">
      <style:text-properties officeooo:rsid="006f57d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"><text:span text:style-name="T4">Mòdul </text:span><text:span text:style-name="T6">9 – </text:span><text:span text:style-name="T7">UF1. Seguretat i criptografia</text:span></text:p>
          </table:table-cell>
        </table:table-row>
        <table:table-row table:style-name="Taula1.2">
          <table:table-cell table:style-name="Taula1.A2" office:value-type="string">
            <text:p text:style-name="P4"><text:span text:style-name="T5">2</text:span><text:span text:style-name="T8">n <text:s text:c="2"/></text:span><text:span text:style-name="T4">CFGS Desenvolupament d'Aplicacions Multiplataforma</text:span></text:p>
          </table:table-cell>
        </table:table-row>
      </table:table>
      <text:p text:style-name="P5"/>
      <text:p text:style-name="P10"><text:span text:style-name="T21">Exercici </text:span>1<text:span text:style-name="T10">b</text:span><text:span text:style-name="T9"> – </text:span><text:span text:style-name="T11">Introducció a la criptografia</text:span></text:p>
      <text:list xml:id="list1676760456" text:style-name="WWNum1">
        <text:list-item>
          <text:p text:style-name="P26">Emprant l’algori<text:span text:style-name="T12">s</text:span>me de Juli C<text:span text:style-name="T12">è</text:span>sar, suposem que tenim l’alfabet:</text:p>
          <text:p text:style-name="P26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A"/>
        <table:table-column table:style-name="Table1.D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D"/>
        <table:table-column table:style-name="Table1.P"/>
        <table:table-column table:style-name="Table1.N"/>
        <table:table-column table:style-name="Table1.R"/>
        <table:table-column table:style-name="Table1.S"/>
        <table:table-column table:style-name="Table1.D" table:number-columns-repeated="3"/>
        <table:table-column table:style-name="Table1.E"/>
        <table:table-column table:style-name="Table1.P"/>
        <table:table-column table:style-name="Table1.Y"/>
        <table:table-row table:style-name="TableLine94664261014608">
          <table:table-cell table:style-name="Table1.A1" office:value-type="string">
            <text:p text:style-name="P14"><text:span text:style-name="Fuente_20_de_20_párrafo_20_predeter."><text:span text:style-name="T19">A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B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C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D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E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F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G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H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I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J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K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L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M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N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O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P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Q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R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S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T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U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V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W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X</text:span></text:span></text:p>
          </table:table-cell>
          <table:table-cell table:style-name="Table1.A1" office:value-type="string">
            <text:p text:style-name="P14"><text:span text:style-name="Fuente_20_de_20_párrafo_20_predeter."><text:span text:style-name="T19">Z</text:span></text:span></text:p>
          </table:table-cell>
        </table:table-row>
      </table:table>
      <text:p text:style-name="P11">I un desplaçament k=3.</text:p>
      <text:p text:style-name="P11"/>
      <text:p text:style-name="P11">a. Encripta el text: CarlesVallbona</text:p>
      <text:p text:style-name="P12">FDUOHVZDOOEQD</text:p>
      <text:p text:style-name="P11">b. Desencripta el text: Judqroohuv</text:p>
      <text:p text:style-name="P12">GRANOLLERS</text:p>
      <text:p text:style-name="P11"/>
      <text:list xml:id="list194224181085109" text:continue-numbering="true" text:style-name="WWNum1">
        <text:list-item>
          <text:p text:style-name="P30">Emprant un xifrat monoalfabètic on en la primera filera tenim les lletres en text clar i en la segona les lletres xifrades:</text:p>
        </text:list-item>
      </text:list>
      <text:p text:style-name="P6"/>
      <table:table table:name="Table2" table:style-name="Table2">
        <table:table-column table:style-name="Table2.A" table:number-columns-repeated="2"/>
        <table:table-column table:style-name="Table2.C" table:number-columns-repeated="22"/>
        <table:table-column table:style-name="Table2.Y"/>
        <table:table-row table:style-name="TableLine94664262973760">
          <table:table-cell table:style-name="Table2.A1" office:value-type="string">
            <text:p text:style-name="P14"><text:span text:style-name="Fuente_20_de_20_párrafo_20_predeter."><text:span text:style-name="T19">A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B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C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D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E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F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G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H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I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J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K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L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M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N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O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P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Q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R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S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T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U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V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W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X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Z</text:span></text:span></text:p>
          </table:table-cell>
        </table:table-row>
        <table:table-row table:style-name="TableLine94664263043888">
          <table:table-cell table:style-name="Table2.A1" office:value-type="string">
            <text:p text:style-name="P14"><text:span text:style-name="Fuente_20_de_20_párrafo_20_predeter."><text:span text:style-name="T19">P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J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T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V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W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R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G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E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O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Q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A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F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Z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X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S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L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C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B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D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H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I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U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M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K</text:span></text:span></text:p>
          </table:table-cell>
          <table:table-cell table:style-name="Table2.A1" office:value-type="string">
            <text:p text:style-name="P14"><text:span text:style-name="Fuente_20_de_20_párrafo_20_predeter."><text:span text:style-name="T19">N</text:span></text:span></text:p>
          </table:table-cell>
        </table:table-row>
      </table:table>
      <text:p text:style-name="P11"/>
      <text:p text:style-name="P11">a. Encripta el text: CarlesVallbona</text:p>
      <text:p text:style-name="P13">TPBFWDUPFFJSXP</text:p>
      <text:p text:style-name="P11"><text:bookmark-start text:name="__DdeLink__450_546884479"/>b. Desencripta el text: UpffwdSbowxhpf<text:bookmark-end text:name="__DdeLink__450_546884479"/></text:p>
      <text:p text:style-name="P13">VALLESORIENTAL</text:p>
      <text:p text:style-name="P11"/>
      <text:list xml:id="list194224113536220" text:continue-numbering="true" text:style-name="WWNum1">
        <text:list-item>
          <text:p text:style-name="P30">Emprant un xifrat polialfabètic on en la primera filera tenim les lletres en text clar i en la segona i tercera les lletres xifrades:</text:p>
        </text:list-item>
      </text:list>
      <text:p text:style-name="P6"/>
      <table:table table:name="Table3" table:style-name="Table3">
        <table:table-column table:style-name="Table3.A" table:number-columns-repeated="2"/>
        <table:table-column table:style-name="Table3.C" table:number-columns-repeated="22"/>
        <table:table-column table:style-name="Table3.Y"/>
        <table:table-row table:style-name="TableLine94664263049040">
          <table:table-cell table:style-name="Table3.A1" office:value-type="string">
            <text:p text:style-name="P14"><text:span text:style-name="Fuente_20_de_20_párrafo_20_predeter."><text:span text:style-name="T19">A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B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C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D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E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F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G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H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I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J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K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L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M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N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O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P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Q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R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S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T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U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V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W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X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Z</text:span></text:span></text:p>
          </table:table-cell>
        </table:table-row>
        <table:table-row table:style-name="TableLine94664263255728">
          <table:table-cell table:style-name="Table3.A1" office:value-type="string">
            <text:p text:style-name="P14"><text:span text:style-name="Fuente_20_de_20_párrafo_20_predeter."><text:span text:style-name="T19">P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J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T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V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W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R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G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E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O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Q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A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F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Z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X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S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L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C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B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D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H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I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U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M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K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N</text:span></text:span></text:p>
          </table:table-cell>
        </table:table-row>
        <table:table-row table:style-name="TableLine94664263258992">
          <table:table-cell table:style-name="Table3.A1" office:value-type="string">
            <text:p text:style-name="P14"><text:span text:style-name="Fuente_20_de_20_párrafo_20_predeter."><text:span text:style-name="T19">J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F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V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C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M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I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Z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O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P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B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L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T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A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U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X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S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D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Q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G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H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E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W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R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N</text:span></text:span></text:p>
          </table:table-cell>
          <table:table-cell table:style-name="Table3.A1" office:value-type="string">
            <text:p text:style-name="P14"><text:span text:style-name="Fuente_20_de_20_párrafo_20_predeter."><text:span text:style-name="T19">K</text:span></text:span></text:p>
          </table:table-cell>
        </table:table-row>
      </table:table>
      <text:p text:style-name="P11"/>
      <text:p text:style-name="P11">a. Encripta el text: CarlesVallbona</text:p>
      <text:p text:style-name="P13">T<text:span text:style-name="T23">JBTWGUJFTJXXJ</text:span></text:p>
      <text:p text:style-name="P11">b. Desencripta el text: LJBJITP</text:p>
      <text:p text:style-name="P13">PA<text:span text:style-name="T23">RAULA</text:span></text:p>
      <text:p text:style-name="P11"/>
      <text:list xml:id="list194223305487244" text:continue-numbering="true" text:style-name="WWNum1">
        <text:list-item>
          <text:p text:style-name="P15">Què <text:span text:style-name="T22">són els </text:span>algori<text:span text:style-name="T12">s</text:span>me<text:span text:style-name="T22">s</text:span> de reducció criptogràfica? Per a què serveixen?</text:p>
        </text:list-item>
      </text:list>
      <text:p text:style-name="P20">En computación y criptografía un algoritmo criptográfico es un algoritmo que modifica los datos de un documento con el objetivo de alcanzar algunas características de seguridad como autenticación, integridad y confidencialidad.</text:p>
      <text:list xml:id="list194224168240755" text:continue-numbering="true" text:style-name="WWNum1">
        <text:list-item>
          <text:p text:style-name="P17">MD5 és un algori<text:span text:style-name="T12">s</text:span>me de reducció criptogràfica de 128bits i SHA de 256. Quin dels dos produirà un hash més difícil de trencar? Per què?</text:p>
        </text:list-item>
      </text:list>
      <text:p text:style-name="P21">El SHA256 seria mes difícil de trencar perquè es de 256bits i el MD5 es de 125bits, el hash pot ser mes gran que el per tant mes díficil de trencar. </text:p>
      <text:list xml:id="list194224016007957" text:continue-numbering="true" text:style-name="WWNum1">
        <text:list-item>
          <text:p text:style-name="P15"><text:soft-page-break/>Si apliquem l’algori<text:span text:style-name="T12">s</text:span>me SHA-256 a una pe<text:span text:style-name="T20">l·lícula</text:span> de 20Gb. Quina serà la mida del hash resultant? I si l’apliquem a un password de 15 caràcters?</text:p>
        </text:list-item>
      </text:list>
      <text:p text:style-name="P22">Sha256sum de 8gb</text:p>
      <text:p text:style-name="P23">2505d2d8b08af2766ed5a654e94995212fa92f5d190278ef1e8174f7d930ecb9</text:p>
      <text:p text:style-name="P22">sha256sum de un fitxer vuit<text:tab/>e3b0c44298fc1c149afbf4c8996fb92427ae41e4649b934ca495991b7852b855</text:p>
      <text:p text:style-name="P18"><text:span text:style-name="T24">La mida es la mateixa, el que canvia es la numeració del hash</text:span></text:p>
      <text:list xml:id="list194224804314284" text:continue-numbering="true" text:style-name="WWNum1">
        <text:list-item>
          <text:p text:style-name="P16">Si després d’aplicar l’algori<text:span text:style-name="T12">s</text:span>me SHA-256 a la pe<text:span text:style-name="T20">l·lícula </text:span>i al password donen el mateix hash, quin problema ens trobem? Com es diu aquest problema?</text:p>
        </text:list-item>
      </text:list>
      <text:p text:style-name="P22">El problema que hi ha si tenen el mateix hash es diu colisio y el problema es que ha de ser un numero únic i ja no és unic.</text:p>
      <text:list xml:id="list194223335154440" text:continue-numbering="true" text:style-name="WWNum1">
        <text:list-item>
          <text:p text:style-name="P27">Quin és l’objectiu d’un algori<text:span text:style-name="T12">s</text:span>me d’encriptació simètric? </text:p>
        </text:list-item>
      </text:list>
      <text:p text:style-name="P28">L’objectiu d’un algorisme d’encriptacio simètric és poder encriptar el que vulguis amb una sola clau, garantint l’auntenticació, integritat i confidencialitat. </text:p>
      <text:list xml:id="list194225233082191" text:continue-numbering="true" text:style-name="WWNum1">
        <text:list-item>
          <text:p text:style-name="P15">Com funcionen els algori<text:span text:style-name="T12">s</text:span>mes d’encriptació asimètrics? Per a què serveixen?</text:p>
        </text:list-item>
      </text:list>
      <text:p text:style-name="P22">Els algorismes d’encriptacó asimètrica nécesiten dos claus, una privada i un altre publica. Normalment la privada es molt gran i la publica és curta. <text:s/>Amb una clau encriptes i amb l’altre d’esencriptes. Si agafes la clau publica de una altre persona pots enviarli un missatge encriptat amb la teva privada y despres encriptat per la teva privada, l’altre pot obrir el missatge amb la teva publica i la seva privada.</text:p>
      <text:list xml:id="list194224878595314" text:continue-numbering="true" text:style-name="WWNum1">
        <text:list-item>
          <text:p text:style-name="P15">Quins avantatges i inconvenients tenen els algori<text:span text:style-name="T12">s</text:span>mes d’encriptació asimètrics respecte als simètrics?</text:p>
        </text:list-item>
      </text:list>
      <text:p text:style-name="P22">L’avantatge dels asimètrics es que no necesites aporparte a la persona per pasar la clau, desde on sigui pot haberi el missatge, el desaventatge es que si el missatge te masa <text:span text:style-name="T25">pes al encriptarlo encara es fa mes gran</text:span> <text:span text:style-name="T25">i es molt difícil enviarlo. Els simetrics has de poder pasarte la clau i aixó es lo complicat.</text:span></text:p>
      <text:list xml:id="list194225370536796" text:continue-numbering="true" text:style-name="WWNum1">
        <text:list-item>
          <text:p text:style-name="P15">Vull enviar un missatge <text:span text:style-name="T13">curt </text:span>a un company de feina i vull assegurar-me que solament ell el pugui llegir, com ho faria? Qu<text:span text:style-name="T12">è</text:span> hauria de fer el company de feina per <text:span text:style-name="T12">a</text:span> llegir el missatge original?</text:p>
        </text:list-item>
      </text:list>
      <text:p text:style-name="P24">Si el que vols es asegurarte de que només ell ho llegeixi, li envies un missatge encriptat amb la seva clau publica.</text:p>
      <text:list xml:id="list194224596897309" text:continue-numbering="true" text:style-name="WWNum1">
        <text:list-item>
          <text:p text:style-name="P15"><text:soft-page-break/>Vull enviar un missatge a un company de feina i vull assegurar-me que el missatge viatgi <text:span text:style-name="T12">í</text:span>ntegre (sense modificacions) i que quan el meu company de feina el rebi pugui comprovar sense cap mena de dubte que no s’ha modificat el missatge. Com ho faria? Qu<text:span text:style-name="T12">è</text:span> hauria de fer el company de feina per <text:span text:style-name="T12">a </text:span>comprovar que el missatge ha viatjat <text:span text:style-name="T12">í</text:span>ntegre?</text:p>
        </text:list-item>
      </text:list>
      <text:p text:style-name="P25">L’hi <text:span text:style-name="T27">pots enviar amb asimetria el missatge encriptat amb la seva publica i també el hash del missatge encriptat amb la seva publica. Llavors quan tingui el missatge li fa el hash i si coincideixen a viatgat integre.</text:span></text:p>
      <text:list xml:id="list194224351911799" text:continue-numbering="true" text:style-name="WWNum1">
        <text:list-item>
          <text:p text:style-name="P17">Vull enviar un missatge a molts destinat<text:span text:style-name="T14">a</text:span>ris i vull assegurar-me que ningú tingui dubte que he estat jo que ho ha enviat, com ho faria? Quin nom té aquest mode?</text:p>
        </text:list-item>
      </text:list>
      <text:p text:style-name="P25">El missatge l’enviaries amb asimetric i firmat amb la teva privada <text:s/><text:span text:style-name="T26">i encriptat amb la seva publica.</text:span></text:p>
      <text:list xml:id="list194223926653675" text:continue-numbering="true" text:style-name="WWNum1">
        <text:list-item>
          <text:p text:style-name="P19"><text:span text:style-name="T15">Vull enviar un missatge </text:span><text:span text:style-name="T16">llarg</text:span><text:span text:style-name="T15"> a un company de feina i vull assegurar-me que solament ell el pugui llegir, com ho faria? Qu</text:span><text:span text:style-name="T17">è</text:span><text:span text:style-name="T15"> hauria de fer el company de feina per </text:span><text:span text:style-name="T17">a </text:span><text:span text:style-name="T15">llegir el missatge original?</text:span></text:p>
        </text:list-item>
      </text:list>
      <text:p text:style-name="P25"><text:span text:style-name="T15">Utilitzan la combinació de asimetrica i simetrica, utilitzant un hash sobre el missatge, l’envies també el missatge llarc encriptat amb la clau de la simetrica, i l’hi envies la clau del simetric encriptat amb la seva clau publica i firmat amb la teva clau privada. </text:span></text:p>
      <text:list xml:id="list194225034187731" text:continue-numbering="true" text:style-name="WWNum1">
        <text:list-item>
          <text:p text:style-name="P15">Vull enviar un missatge a un company de feina assegurant-<text:span text:style-name="T11">ne</text:span> la confidencialitat, <text:span text:style-name="T11">la </text:span>integritat, <text:span text:style-name="T11">l’</text:span>autenticació i <text:span text:style-name="T11">el </text:span>no-repudi. Com ho faria? Què hauria de fer el company de feina per <text:span text:style-name="T18">a </text:span>llegir el missatge original?</text:p>
        </text:list-item>
      </text:list>
      <text:p text:style-name="P25">Utilitzan la combinació de asimetrica i simetrica, utilitzant un hash sobre el missatge, l’envies també el missatge llarc encriptat amb la clau de la simetrica, i l’hi envies la clau del simetric encriptat amb la seva clau publica i firmat amb la teva clau privada. </text:p>
      <text:list xml:id="list194224319371514" text:continue-numbering="true" text:style-name="WWNum1">
        <text:list-item>
          <text:list>
            <text:list-item>
              <text:list>
                <text:list-header>
                  <text:p text:style-name="P29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number:date-style style:name="N2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0.905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MP2" style:family="paragraph" style:parent-style-name="Standard">
      <style:text-properties fo:language="en" fo:country="US" officeooo:paragraph-rsid="002e1fcc"/>
    </style:style>
    <style:style style:name="MP3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MP4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MP6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T3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22cm" fo:margin-bottom="0.6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 style:dynamic-spacing="false"/>
      </style:header-style>
      <style:footer-style>
        <style:header-footer-properties svg:height="1.609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MP1"><draw:frame draw:style-name="Mfr1" draw:name="Imagen 55" text:anchor-type="char" svg:x="-0.093cm" svg:y="-0.728cm" svg:width="6.72cm" svg:height="1.131cm" draw:z-index="5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1cm" svg:y="-0.568cm" svg:width="4.076cm" svg:height="0.988cm" draw:z-index="2"><draw:image xlink:href="Pictures/10000201000001B7000000712E6E989A7C7C6CD9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3"><text:span text:style-name="MT1">Nom arxiu: </text:span><text:span text:style-name="MT1"><text:file-name text:display="name-and-extension">ED2DAM_ACT_2223_M09_UF1_112_Ex1b.odt</text:file-name></text:span></text:p>
              <text:p text:style-name="MP4">Elaborat: <text:s/><text:span text:style-name="MT2">Miquel Altayó</text:span></text:p>
            </table:table-cell>
            <table:table-cell table:style-name="Taula15.A1" office:value-type="string">
              <text:p text:style-name="MP5"><text:span text:style-name="MT1">Data: </text:span><text:span text:style-name="MT3"><text:date style:data-style-name="N34" text:date-value="2023-01-11T19:42:23.173129018">gener</text:date></text:span><text:span text:style-name="MT1"><text:s/></text:span><text:span text:style-name="MT1"><text:date style:data-style-name="N104" text:date-value="2023-01-11T19:42:23.173274234">2023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3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q </meta:initial-creator>
    <meta:creation-date>2014-09-24T09:05:51.882548463</meta:creation-date>
    <dc:date>2023-01-11T19:42:23.120258404</dc:date>
    <meta:editing-duration>PT7H58M44S</meta:editing-duration>
    <meta:editing-cycles>65</meta:editing-cycles>
    <meta:generator>LibreOffice/6.4.7.2$Linux_X86_64 LibreOffice_project/40$Build-2</meta:generator>
    <meta:document-statistic meta:table-count="5" meta:image-count="2" meta:object-count="0" meta:page-count="3" meta:paragraph-count="200" meta:word-count="1031" meta:character-count="5446" meta:non-whitespace-character-count="4618"/>
  </office:meta>
</office:document-meta>
</file>